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Georgia,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6" style:family="paragraph" style:parent-style-name="Heading_20_3">
      <style:paragraph-properties fo:text-align="start" style:justify-single-word="false"/>
      <style:text-properties fo:font-variant="normal" fo:text-transform="none" fo:color="#444444" style:font-name="Times New Roman" fo:font-size="12pt" fo:letter-spacing="normal" fo:font-style="normal" fo:font-weight="bold" style:font-size-asian="12pt" style:font-weight-asian="bold" style:font-size-complex="12pt" style:font-weight-complex="bold"/>
    </style:style>
    <style:style style:name="P7" style:family="paragraph" style:parent-style-name="Text_20_body">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444444" style:font-name="Times New Roman" fo:font-size="12pt" fo:letter-spacing="normal" fo:font-style="normal" fo:font-weight="normal" style:font-size-asian="12pt" style:font-size-complex="12pt"/>
    </style:style>
    <style:style style:name="P9" style:family="paragraph" style:parent-style-name="Text_20_body" style:list-style-name="L3">
      <style:paragraph-properties fo:margin-left="0in" fo:margin-right="0in" fo:margin-top="0in" fo:margin-bottom="0in" fo:orphans="2" fo:widows="2" fo:text-indent="0in" style:auto-text-indent="false" fo:padding="0in" fo:border="none"/>
      <style:text-properties fo:font-variant="normal" fo:text-transform="none" fo:color="#444444" style:font-name="Times New Roman" fo:font-size="12pt" fo:letter-spacing="normal" fo:font-style="normal" fo:font-weight="normal" style:font-size-asian="12pt" style:font-size-complex="12pt"/>
    </style:style>
    <style:style style:name="P10"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444444" style:font-name="Times New Roman" fo:font-size="12pt" fo:letter-spacing="normal" fo:font-style="normal" fo:font-weight="normal" style:font-size-asian="12pt" style:font-size-complex="12pt"/>
    </style:style>
    <style:style style:name="T1" style:family="text">
      <style:text-properties fo:font-weight="normal" style:font-weight-asian="normal" style:font-weight-complex="normal"/>
    </style:style>
    <style:style style:name="T2" style:family="text">
      <style:text-properties fo:font-variant="normal" fo:text-transform="none" fo:color="#444444" style:font-name="Georgia" fo:font-size="13.5pt" fo:letter-spacing="normal" fo:font-style="normal" fo:font-weight="normal"/>
    </style:style>
    <style:style style:name="T3" style:family="text">
      <style:text-properties fo:font-variant="normal" fo:text-transform="none" fo:color="#444444" style:font-name="inherit" fo:font-size="13.5pt" fo:letter-spacing="normal" fo:font-style="italic" fo:font-weight="bold"/>
    </style:style>
    <style:style style:name="T4" style:family="text">
      <style:text-properties fo:font-variant="normal" fo:text-transform="none" fo:color="#444444" fo:font-size="13.5pt" fo:letter-spacing="normal" fo:font-style="normal" fo:font-weight="normal"/>
    </style:style>
    <style:style style:name="T5" style:family="text">
      <style:text-properties fo:font-variant="normal" fo:text-transform="none" fo:color="#444444" fo:letter-spacing="normal" fo:font-style="normal" fo:font-weight="normal"/>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ic Methods in Java </text:p>
      <text:p text:style-name="P1"/>
      <text:p text:style-name="P7"><text:span text:style-name="T5">Static methods in java belong to classes, unlike other classes it doesn’t belong to the instance of the class. This method can be accessible to every instance but the methods defined in the instance are only accessed by that member of the class. It can access only static data.</text:span></text:p>
      <text:p text:style-name="P8">1. <text:s text:c="6"/>These are declared with the keyword “static” when defining a method</text:p>
      <text:list xml:id="list4184944851254106417" text:style-name="L3">
        <text:list-item>
          <text:p text:style-name="P9">This method belongs to the class and not to the object.</text:p>
        </text:list-item>
        <text:list-item>
          <text:p text:style-name="P9">It can access only static data. It can not access instance variables.</text:p>
        </text:list-item>
      </text:list>
      <text:list xml:id="list4775124450659013559" text:style-name="L2">
        <text:list-item>
          <text:p text:style-name="P10">A static method can call only static methods, non-static methods are not called by a static method.</text:p>
        </text:list-item>
        <text:list-item>
          <text:p text:style-name="P10">This method is can be accessed by the class name it doesn’t need any object.</text:p>
        </text:list-item>
      </text:list>
      <text:p text:style-name="P2"/>
      <text:p text:style-name="P3">Instance Methods</text:p>
      <text:p text:style-name="P4"><text:span text:style-name="T1"><text:tab/></text:span><text:span text:style-name="T5">An instance method in Java is basically a method of the class. In other words, a non-static method which is declared inside a class is an instance method. This kind of method requires an object of its class to created before it can be called. To invoke an instance method, we have to create the object of the class.</text:span> </text:p>
      <text:h text:style-name="P6" text:outline-level="3">Instance Methods vs Static Methods in Java</text:h>
      <text:p text:style-name="P8">1. The instance method requires the object of its class to be created before it can be called. Static methods in Java can be called without creating the object of the class.</text:p>
      <text:p text:style-name="P8">2. Java static method is declared using static keyword. An instance method does not need any keyword.</text:p>
      <text:p text:style-name="P8">3. The static method has a single copy for a class. But instance methods have multiple copies depending on the number of instances created for that particular class.</text:p>
      <text:p text:style-name="P8">4. We can invoke a static method by using its class reference. An instance method is invoked by using the object reference.</text:p>
      <text:p text:style-name="P8">5. We can’t access instance methods and instance variables with the help of Static methods in Java. We can access static variables and static methods with the help of the Instance metho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Georgia,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3:55:53.78</meta:creation-date>
    <meta:document-statistic meta:table-count="0" meta:image-count="0" meta:object-count="0" meta:page-count="1" meta:paragraph-count="15" meta:word-count="323" meta:character-count="1807"/>
    <dc:date>2021-12-16T03:59:46.88</dc:date>
    <dc:creator>Aruna Chermadurai</dc:creator>
    <meta:editing-duration>PT4M10S</meta:editing-duration>
    <meta:editing-cycles>1</meta:editing-cycles>
    <meta:generator>OpenOffice/4.1.7$Win32 OpenOffice.org_project/417m1$Build-9800</meta:generator>
  </office:meta>
</office:document-meta>
</file>